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de49b" officeooo:paragraph-rsid="001de49b"/>
    </style:style>
    <style:style style:name="P2" style:family="paragraph" style:parent-style-name="Standard" style:list-style-name="L1">
      <style:text-properties officeooo:rsid="0030d1ce" officeooo:paragraph-rsid="0030d1ce"/>
    </style:style>
    <style:style style:name="P3" style:family="paragraph" style:parent-style-name="Standard" style:list-style-name="L1">
      <style:text-properties officeooo:rsid="00326f72" officeooo:paragraph-rsid="00326f72"/>
    </style:style>
    <style:style style:name="P4" style:family="paragraph" style:parent-style-name="Standard" style:list-style-name="L1">
      <style:text-properties officeooo:rsid="0033b38b" officeooo:paragraph-rsid="0033b38b"/>
    </style:style>
    <style:style style:name="P5" style:family="paragraph" style:parent-style-name="Standard" style:list-style-name="L1">
      <style:text-properties officeooo:rsid="002e56bc" officeooo:paragraph-rsid="002e56bc"/>
    </style:style>
    <style:style style:name="P6" style:family="paragraph" style:parent-style-name="Standard" style:list-style-name="L1">
      <style:text-properties officeooo:rsid="002469be" officeooo:paragraph-rsid="002469be"/>
    </style:style>
    <style:style style:name="P7" style:family="paragraph" style:parent-style-name="Standard" style:list-style-name="L1">
      <style:text-properties officeooo:rsid="0024fb32" officeooo:paragraph-rsid="0024fb32"/>
    </style:style>
    <style:style style:name="P8" style:family="paragraph" style:parent-style-name="Standard" style:list-style-name="L1">
      <style:text-properties officeooo:rsid="001f70a2" officeooo:paragraph-rsid="001f70a2"/>
    </style:style>
    <style:style style:name="P9" style:family="paragraph" style:parent-style-name="Standard" style:list-style-name="L1">
      <style:text-properties officeooo:rsid="002143ff" officeooo:paragraph-rsid="002143ff"/>
    </style:style>
    <style:style style:name="P10" style:family="paragraph" style:parent-style-name="Standard" style:list-style-name="L1">
      <style:text-properties officeooo:rsid="0029a3f4" officeooo:paragraph-rsid="0029a3f4"/>
    </style:style>
    <style:style style:name="P11" style:family="paragraph" style:parent-style-name="Standard" style:list-style-name="L1">
      <style:text-properties officeooo:rsid="0037e8ed" officeooo:paragraph-rsid="0037e8ed"/>
    </style:style>
    <style:style style:name="P12" style:family="paragraph" style:parent-style-name="Standard" style:list-style-name="L1">
      <style:text-properties officeooo:rsid="00396d91" officeooo:paragraph-rsid="00396d91"/>
    </style:style>
    <style:style style:name="P13" style:family="paragraph" style:parent-style-name="Standard" style:list-style-name="L1">
      <style:text-properties officeooo:rsid="003b67b4" officeooo:paragraph-rsid="003b67b4"/>
    </style:style>
    <style:style style:name="P14" style:family="paragraph" style:parent-style-name="Standard" style:list-style-name="L1">
      <style:text-properties officeooo:rsid="00232e99" officeooo:paragraph-rsid="003007dc"/>
    </style:style>
    <style:style style:name="P15" style:family="paragraph" style:parent-style-name="Standard" style:list-style-name="L1">
      <style:text-properties fo:font-weight="bold" officeooo:rsid="00441018" officeooo:paragraph-rsid="00441018" style:font-weight-asian="bold" style:font-weight-complex="bold"/>
    </style:style>
    <style:style style:name="T1" style:family="text">
      <style:text-properties officeooo:rsid="0025adf9"/>
    </style:style>
    <style:style style:name="T2" style:family="text">
      <style:text-properties officeooo:rsid="0025df73"/>
    </style:style>
    <style:style style:name="T3" style:family="text">
      <style:text-properties officeooo:rsid="002c8372"/>
    </style:style>
    <style:style style:name="T4" style:family="text">
      <style:text-properties officeooo:rsid="00300f23"/>
    </style:style>
    <style:style style:name="T5" style:family="text">
      <style:text-properties officeooo:rsid="0030e47c"/>
    </style:style>
    <style:style style:name="T6" style:family="text">
      <style:text-properties officeooo:rsid="00333f4b"/>
    </style:style>
    <style:style style:name="T7" style:family="text">
      <style:text-properties officeooo:rsid="00350438"/>
    </style:style>
    <style:style style:name="T8" style:family="text">
      <style:text-properties officeooo:rsid="003b3652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27c4d8"/>
    </style:style>
    <style:style style:name="T11" style:family="text">
      <style:text-properties officeooo:rsid="003d1be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00634999" text:style-name="L1">
        <text:list-item>
          <text:p text:style-name="P1">Daemon process: Storage Engine. <text:span text:style-name="T4">Rutine to receive requests to access registers.</text:span></text:p>
        </text:list-item>
        <text:list-item>
          <text:p text:style-name="P2">Shared memory in daemon. <text:span text:style-name="T5">When sharing data avoid pointers.</text:span></text:p>
        </text:list-item>
        <text:list-item>
          <text:p text:style-name="P3">Access <text:span text:style-name="T6">&amp;</text:span> release.</text:p>
        </text:list-item>
        <text:list-item>
          <text:p text:style-name="P4">A buffer occupies a <text:span text:style-name="T7">cache </text:span>block.</text:p>
        </text:list-item>
        <text:list-item>
          <text:p text:style-name="P5">1) cache main.c. Tests, understanding outputs and learning concepts (as buffers, offsets...)</text:p>
        </text:list-item>
        <text:list-item>
          <text:p text:style-name="P6">Communication with Transaction Engine: <text:span text:style-name="T2">message query (SysV?)</text:span></text:p>
        </text:list-item>
        <text:list-item>
          <text:p text:style-name="P7">Mapping the cache <text:span text:style-name="T1">(shmem, mmap…)</text:span></text:p>
        </text:list-item>
        <text:list-item>
          <text:p text:style-name="P8"><text:span text:style-name="T9">flsuh_cache()</text:span> → it updates buffer</text:p>
        </text:list-item>
        <text:list-item>
          <text:p text:style-name="P9"><text:span text:style-name="T9">update_buffer</text:span><text:span text:style-name="T10">()</text:span> → only if it is dirty (written on it)</text:p>
        </text:list-item>
        <text:list-item>
          <text:p text:style-name="P10"><text:span text:style-name="T9">choose_buffer()</text:span> → choose buffer to be used to open registers and load them into cache. <text:span text:style-name="T3">Probably the most complex function.</text:span></text:p>
        </text:list-item>
        <text:list-item>
          <text:p text:style-name="P11"><text:span text:style-name="T9">get_buffer(int reg_offset)</text:span> → gets the index of the buffer.</text:p>
        </text:list-item>
        <text:list-item>
          <text:p text:style-name="P12"><text:span text:style-name="T9">void read_buffer(int reg_offset, my_register * reg)</text:span> { *reg = buffer[offset] } → <text:span text:style-name="T8">loads into register the information found in buffer[offset] (offset of the register)</text:span></text:p>
        </text:list-item>
        <text:list-item>
          <text:p text:style-name="P13"><text:span text:style-name="T9">write_buffer (int buffer_index, int reg_offset, my_register * reg)</text:span> → write in cache, <text:span text:style-name="T11">in the indicated buffer, in the indicated reg_offset, the content of my_register.</text:span></text:p>
        </text:list-item>
        <text:list-item>
          <text:p text:style-name="P14">Implementation of timer signals to refresh buffers</text:p>
        </text:list-item>
        <text:list-item>
          <text:p text:style-name="P15">Where to save de database file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01:04:20.425689038</meta:creation-date>
    <meta:generator>LibreOffice/6.0.7.3$Linux_X86_64 LibreOffice_project/00m0$Build-3</meta:generator>
    <dc:date>2020-05-09T03:55:13.641157618</dc:date>
    <meta:editing-duration>PT36M51S</meta:editing-duration>
    <meta:editing-cycles>31</meta:editing-cycles>
    <meta:document-statistic meta:table-count="0" meta:image-count="0" meta:object-count="0" meta:page-count="1" meta:paragraph-count="15" meta:word-count="173" meta:character-count="1062" meta:non-whitespace-character-count="919"/>
  </office:meta>
</office:document-meta>
</file>